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3">
      <style:paragraph-properties fo:orphans="2" fo:widows="2"/>
    </style:style>
    <style:style style:name="P3" style:family="paragraph" style:parent-style-name="Text_20_body" style:list-style-name="L2">
      <style:paragraph-properties fo:orphans="2" fo:widows="2"/>
      <style:text-properties fo:font-variant="normal" fo:text-transform="none" fo:color="#333333" style:font-name="Verdana" fo:font-size="12pt" fo:letter-spacing="normal" fo:font-style="normal" fo:font-weight="normal" fo:background-color="#eeeeee" loext:padding="0.0193in" loext:border="0.51pt solid #000000"/>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fo:background-color="#eeeeee" loext:padding="0.0193in" loext:border="0.51pt solid #000000"/>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list-style-name="L1">
      <style:paragraph-properties fo:margin-top="0in" fo:margin-bottom="0in" loext:contextual-spacing="false" fo:orphans="2" fo:widows="2"/>
    </style:style>
    <style:style style:name="P8" style:family="paragraph" style:parent-style-name="Text_20_body" style:list-style-name="L2">
      <style:paragraph-properties fo:margin-top="0in" fo:margin-bottom="0in" loext:contextual-spacing="false" fo:orphans="2" fo:widows="2"/>
    </style:style>
    <style:style style:name="P9" style:family="paragraph" style:parent-style-name="Text_20_body" style:list-style-name="L3">
      <style:paragraph-properties fo:margin-top="0in" fo:margin-bottom="0in" loext:contextual-spacing="false" fo:orphans="2" fo:widows="2"/>
    </style:style>
    <style:style style:name="P10" style:family="paragraph" style:parent-style-name="Standard">
      <style:text-properties officeooo:rsid="0012e6a1" officeooo:paragraph-rsid="0012e6a1"/>
    </style:style>
    <style:style style:name="P11" style:family="paragraph" style:parent-style-name="Heading_20_2">
      <style:paragraph-properties fo:margin-left="0in" fo:margin-right="0in" fo:orphans="2" fo:widows="2" fo:text-indent="0in" style:auto-text-indent="false" fo:padding-left="0in" fo:padding-right="0in" fo:padding-top="0in" fo:padding-bottom="0.0193in" fo:border-left="none" fo:border-right="none" fo:border-top="none" fo:border-bottom="0.06pt dotted #000000"/>
      <style:text-properties fo:font-variant="normal" fo:text-transform="none" fo:color="#5599ff" style:font-name="verdana" fo:font-size="12.75pt" fo:letter-spacing="normal" fo:font-style="normal" fo:font-weight="normal"/>
    </style:style>
    <style:style style:name="P12" style:family="paragraph" style:parent-style-name="Heading_20_1">
      <style:paragraph-properties fo:margin-left="0in" fo:margin-right="0in" fo:orphans="2" fo:widows="2" fo:text-indent="0in" style:auto-text-indent="false" fo:padding-left="0in" fo:padding-right="0in" fo:padding-top="0in" fo:padding-bottom="0.0193in" fo:border-left="none" fo:border-right="none" fo:border-top="none" fo:border-bottom="0.06pt dotted #000000"/>
      <style:text-properties fo:font-variant="normal" fo:text-transform="none" fo:color="#2233ff" style:font-name="verdana" fo:font-size="16.5pt" fo:letter-spacing="normal" fo:font-style="normal" fo:font-weight="normal"/>
    </style:style>
    <style:style style:name="T1" style:family="text">
      <style:text-properties fo:font-variant="normal" fo:text-transform="none" fo:color="#333333" style:font-name="Verdana" fo:font-size="12pt" fo:letter-spacing="normal" fo:font-style="normal" fo:font-weight="normal"/>
    </style:style>
    <style:style style:name="T2" style:family="text">
      <style:text-properties fo:font-variant="normal" fo:text-transform="none" fo:color="#333333" style:font-name="Verdana" fo:font-size="12pt" fo:letter-spacing="normal" fo:font-style="normal" fo:font-weight="normal" fo:background-color="#eeeeee" loext:char-shading-value="0" loext:padding="0.0193in" loext:border="0.51pt solid #00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 text:name="algo5-graphes"/>ALGO5 : Graphes</text:h>
      <text:h text:style-name="P11" text:outline-level="2"><text:bookmark text:name="représenter-un-réseau-social"/>Représenter un réseau social</text:h>
      <text:p text:style-name="P4">Nous nous intéressions ici à une représentation simple de relations entre des personnes, comme dans un réseau social. Ces relations forment un graphe orienté que vous allez représenter comme tel et sur lesquels vous pourrez expérimenter les algorithmes de parcours des graphes.</text:p>
      <text:p text:style-name="P4">Les fichiers reseau1.txt et reseau2.txt contiennent des informations qui proviennent de deux réseaux sociaux différents, mais ils respectent les mêmes règles syntaxiques. Ils contiennent d'abord la liste des personnes du réseau, puis une liste de villes. Ensuite, une description détaillée de chaque personne est donnée : la liste de ses personnes suivies, et la ville où la personne habite. On supposera que toutes les villes dans lesquelles une personne du réseau habite sont présentes dans la liste des villes précédentes. La dernière donnée du fichier est la liste des routes directes connues entre les villes et la distance kilométrique. Vous allez construire deux structures de données distinctes : une pour les personnes et ses abonnements (personnes suivies), une autre pour les villes et les routes.</text:p>
      <text:p text:style-name="P5">Définissez les types et les variables nécessaires pour représenter les éléments suivants :</text:p>
      <text:list xml:id="list210498285" text:style-name="L1">
        <text:list-item>
          <text:p text:style-name="P7"><text:span text:style-name="T2">un tableau </text:span><text:span text:style-name="Strong_20_Emphasis"><text:span text:style-name="T2">villes</text:span></text:span><text:span text:style-name="T2"> de chaînes de caractères</text:span></text:p>
        </text:list-item>
        <text:list-item>
          <text:p text:style-name="P7"><text:span text:style-name="T2">une matrice </text:span><text:span text:style-name="Strong_20_Emphasis"><text:span text:style-name="T2">distance_villes</text:span></text:span><text:span text:style-name="T2"> qui contient des entiers (c'est une matrice carrée de la même dimension que le tableau </text:span><text:span text:style-name="Strong_20_Emphasis"><text:span text:style-name="T2">villes</text:span></text:span><text:span text:style-name="T2">)</text:span></text:p>
        </text:list-item>
        <text:list-item>
          <text:p text:style-name="P7"><text:span text:style-name="T2">une structure </text:span><text:span text:style-name="Strong_20_Emphasis"><text:span text:style-name="T2">Personne</text:span></text:span><text:span text:style-name="T2"> qui contient :</text:span></text:p>
          <text:list>
            <text:list-item>
              <text:p text:style-name="P7"><text:span text:style-name="T2">un champ </text:span><text:span text:style-name="Strong_20_Emphasis"><text:span text:style-name="T2">nom</text:span></text:span><text:span text:style-name="T2"> de type chaîne de caractères</text:span></text:p>
            </text:list-item>
            <text:list-item>
              <text:p text:style-name="P7"><text:span text:style-name="T2">un champ </text:span><text:span text:style-name="Strong_20_Emphasis"><text:span text:style-name="T2">ville</text:span></text:span><text:span text:style-name="T2"> de type chaîne de caractères</text:span></text:p>
            </text:list-item>
            <text:list-item>
              <text:p text:style-name="P7"><text:span text:style-name="T2">un champ </text:span><text:span text:style-name="Strong_20_Emphasis"><text:span text:style-name="T2">abonnements</text:span></text:span><text:span text:style-name="T2"> de type liste chaînée de </text:span><text:span text:style-name="Strong_20_Emphasis"><text:span text:style-name="T2">Personne</text:span></text:span></text:p>
            </text:list-item>
          </text:list>
        </text:list-item>
        <text:list-item>
          <text:p text:style-name="P1"><text:span text:style-name="T2">un tableau </text:span><text:span text:style-name="Strong_20_Emphasis"><text:span text:style-name="T2">tab_personnes</text:span></text:span><text:span text:style-name="T2"> de pointeurs sur des </text:span><text:span text:style-name="Strong_20_Emphasis"><text:span text:style-name="T2">Personne</text:span></text:span></text:p>
        </text:list-item>
      </text:list>
      <text:p text:style-name="P5">Ensuite, munissez-vous de quelques fonctions pour modifier votre réseau :</text:p>
      <text:list xml:id="list1120955775" text:style-name="L2">
        <text:list-item>
          <text:p text:style-name="P8"><text:span text:style-name="T2">écrire une fonction </text:span><text:span text:style-name="Strong_20_Emphasis"><text:span text:style-name="T2">ajoute_personne</text:span></text:span><text:span text:style-name="T2"> qui prend un nom et une ville en paramètres. Cette fonction créée une nouvelle personne (sans abonnements) et l'ajoute à </text:span><text:span text:style-name="Strong_20_Emphasis"><text:span text:style-name="T2">tab_personnes</text:span></text:span><text:span text:style-name="T2">.</text:span></text:p>
        </text:list-item>
        <text:list-item>
          <text:p text:style-name="P8"><text:soft-page-break/><text:span text:style-name="T2">écrire une fonction </text:span><text:span text:style-name="Strong_20_Emphasis"><text:span text:style-name="T2">get_personne</text:span></text:span><text:span text:style-name="T2"> qui prend un nom en paramètre et retourne un pointeur vers cette personne en cherchant dans </text:span><text:span text:style-name="Strong_20_Emphasis"><text:span text:style-name="T2">tab_personnes</text:span></text:span><text:span text:style-name="T2">.</text:span></text:p>
        </text:list-item>
        <text:list-item>
          <text:p text:style-name="P8"><text:span text:style-name="T2">écrire une fonction </text:span><text:span text:style-name="Strong_20_Emphasis"><text:span text:style-name="T2">ajoute_abo</text:span></text:span><text:span text:style-name="T2"> qui prend deux personnes </text:span><text:span text:style-name="Strong_20_Emphasis"><text:span text:style-name="T2">p1</text:span></text:span><text:span text:style-name="T2"> et </text:span><text:span text:style-name="Strong_20_Emphasis"><text:span text:style-name="T2">p2</text:span></text:span><text:span text:style-name="T2"> en paramètres et ajoute </text:span><text:span text:style-name="Strong_20_Emphasis"><text:span text:style-name="T2">p2</text:span></text:span><text:span text:style-name="T2"> aux abonnements de </text:span><text:span text:style-name="Strong_20_Emphasis"><text:span text:style-name="T2">p1</text:span></text:span><text:span text:style-name="T2">.</text:span></text:p>
        </text:list-item>
        <text:list-item>
          <text:p text:style-name="P8"><text:span text:style-name="T2">écrire une fonction </text:span><text:span text:style-name="Strong_20_Emphasis"><text:span text:style-name="T2">enleve_abo</text:span></text:span><text:span text:style-name="T2"> qui prend deux personnes </text:span><text:span text:style-name="Strong_20_Emphasis"><text:span text:style-name="T2">p1</text:span></text:span><text:span text:style-name="T2"> et </text:span><text:span text:style-name="Strong_20_Emphasis"><text:span text:style-name="T2">p2</text:span></text:span><text:span text:style-name="T2"> en paramètres et enlève </text:span><text:span text:style-name="Strong_20_Emphasis"><text:span text:style-name="T2">p2</text:span></text:span><text:span text:style-name="T2"> aux abonnements de </text:span><text:span text:style-name="Strong_20_Emphasis"><text:span text:style-name="T2">p1</text:span></text:span><text:span text:style-name="T2">.</text:span></text:p>
        </text:list-item>
        <text:list-item>
          <text:p text:style-name="P3">écrire une fonction qui permet d'afficher une personne : son nom, sa ville, le nom des personnes qu'il suit.</text:p>
        </text:list-item>
      </text:list>
      <text:p text:style-name="P5">Enfin, récupérez les informations données dans l'un des deux fichiers de données :</text:p>
      <text:list xml:id="list2425827763" text:style-name="L3">
        <text:list-item>
          <text:p text:style-name="P9"><text:span text:style-name="T2">écrire une fonction </text:span><text:span text:style-name="Strong_20_Emphasis"><text:span text:style-name="T2">parsePersonnesInfos</text:span></text:span><text:span text:style-name="T2"> qui prend la liste de personnes (exemple : [kevin,karim,alice,paul,charlotte,gabriel,dalila],) et créé puis commence à remplir le tableau </text:span><text:span text:style-name="Strong_20_Emphasis"><text:span text:style-name="T2">personneTab</text:span></text:span><text:span text:style-name="T2">.</text:span></text:p>
        </text:list-item>
        <text:list-item>
          <text:p text:style-name="P9"><text:span text:style-name="T2">écrire une fonction </text:span><text:span text:style-name="Strong_20_Emphasis"><text:span text:style-name="T2">parseVillesInfos</text:span></text:span><text:span text:style-name="T2"> qui prend la liste de villes (exemple : [lille,lens,arras,douai,carvin,seclin],) et crée puis rempli le tableau </text:span><text:span text:style-name="Strong_20_Emphasis"><text:span text:style-name="T2">villes</text:span></text:span><text:span text:style-name="T2">.</text:span></text:p>
        </text:list-item>
        <text:list-item>
          <text:p text:style-name="P9"><text:span text:style-name="T2">écrire une fonction </text:span><text:span text:style-name="Strong_20_Emphasis"><text:span text:style-name="T2">parsePersonne</text:span></text:span><text:span text:style-name="T2"> qui prend une chaîne en entrée (de type : kevin:{[gabriel,dalila],lille},) et qui ajoute les infos de la personne ainsi que ses abonnements.</text:span></text:p>
        </text:list-item>
        <text:list-item>
          <text:p text:style-name="P2"><text:span text:style-name="T2">écrire une fonction </text:span><text:span text:style-name="Strong_20_Emphasis"><text:span text:style-name="T2">parseVille</text:span></text:span><text:span text:style-name="T2"> qui prend une chaîne en entrée (de type : (lille,22,lens),) qui met à jour la matrice </text:span><text:span text:style-name="Strong_20_Emphasis"><text:span text:style-name="T2">distancesVilles</text:span></text:span><text:span text:style-name="T2">.</text:span></text:p>
        </text:list-item>
      </text:list>
      <text:p text:style-name="P5">Parser l'un des deux fichiers disponibles sur moodle pour tester le remplissage de vos structures.</text:p>
      <text:h text:style-name="P11" text:outline-level="2"><text:bookmark text:name="naviguer-dans-le-réseau"/>Naviguer dans le réseau</text:h>
      <text:p text:style-name="P4">On veut maintenant connaître les chaînes d'abonnements à travers le réseau, et en particulier la distance entre deux personnes du réseau : chaque personne est à une distance 0 d'elle-même; si une personne est abonnée directement à une autre, elle est à une distance de 1; etc.</text:p>
      <text:p text:style-name="P6"><text:span text:style-name="T1">Si on cherche à calculer la distance d'une personne A à une personne B, l'idée est de faire un parcours en largeur d'abord du graphe des abonnements à partir de A. On va créer un tableau de la dimension de </text:span><text:span text:style-name="Strong_20_Emphasis"><text:span text:style-name="T1">tab_personnes</text:span></text:span><text:span text:style-name="T1"> dans lequel on va écrire, au fur et à mesure les distances de A à chacune des personnes du réseau. </text:span><text:soft-page-break/><text:span text:style-name="T1">Au départ, ce tableau contient 0 pour A, et -1 pour toutes les autres personnes. Puis on va regarder les abonnements de A : ils sont tous à une distance 1 de A. On regarde ensuite les abonnements des abonnements, etc etc. Question : quand allez-vous vous arrêter?</text:span></text:p>
      <text:p text:style-name="P6"><text:span text:style-name="T2">Écrire une fonction </text:span><text:span text:style-name="Strong_20_Emphasis"><text:span text:style-name="T2">distance_personnes</text:span></text:span><text:span text:style-name="T2"> qui prend deux personnes </text:span><text:span text:style-name="Strong_20_Emphasis"><text:span text:style-name="T2">p1</text:span></text:span><text:span text:style-name="T2"> et </text:span><text:span text:style-name="Strong_20_Emphasis"><text:span text:style-name="T2">p2</text:span></text:span><text:span text:style-name="T2"> en paramètres et calcule la distance de </text:span><text:span text:style-name="Strong_20_Emphasis"><text:span text:style-name="T2">p1</text:span></text:span><text:span text:style-name="T2"> à </text:span><text:span text:style-name="Strong_20_Emphasis"><text:span text:style-name="T2">p2</text:span></text:span><text:span text:style-name="T2">.</text:span></text:p>
      <text:p text:style-name="P6"><text:span text:style-name="T2">Écrire une fonction </text:span><text:span text:style-name="Strong_20_Emphasis"><text:span text:style-name="T2">distance_moyenne</text:span></text:span><text:span text:style-name="T2"> qui calcule la distance moyenne entre deux personnes dans un réseau (on ne prendra pas en compte dans le calcul les personnes qui ne sont pas en lie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ans-serif"/>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1:31:39.190271714</meta:creation-date>
    <dc:date>2019-11-20T11:34:03.417752967</dc:date>
    <meta:editing-duration>PT1M12S</meta:editing-duration>
    <meta:editing-cycles>2</meta:editing-cycles>
    <meta:generator>LibreOffice/6.2.8.2$Linux_X86_64 LibreOffice_project/20$Build-2</meta:generator>
    <meta:document-statistic meta:table-count="0" meta:image-count="0" meta:object-count="0" meta:page-count="3" meta:paragraph-count="29" meta:word-count="713" meta:character-count="4369" meta:non-whitespace-character-count="3701"/>
  </office:meta>
</office:document-meta>
</file>